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cbe" officeooo:paragraph-rsid="001decbe"/>
    </style:style>
    <style:style style:name="P2" style:family="paragraph" style:parent-style-name="Standard">
      <style:text-properties officeooo:rsid="001decbe" officeooo:paragraph-rsid="001e090c"/>
    </style:style>
    <style:style style:name="P3" style:family="paragraph" style:parent-style-name="Standard">
      <style:text-properties officeooo:rsid="001decbe" officeooo:paragraph-rsid="001f9062"/>
    </style:style>
    <style:style style:name="P4" style:family="paragraph" style:parent-style-name="Standard">
      <style:text-properties style:text-underline-style="solid" style:text-underline-width="auto" style:text-underline-color="font-color" officeooo:rsid="001decbe" officeooo:paragraph-rsid="001decbe"/>
    </style:style>
    <style:style style:name="P5" style:family="paragraph" style:parent-style-name="Standard">
      <style:text-properties style:text-underline-style="none" officeooo:rsid="001f9062" officeooo:paragraph-rsid="001f9062"/>
    </style:style>
    <style:style style:name="P6" style:family="paragraph" style:parent-style-name="Standard">
      <style:text-properties style:text-underline-style="none" officeooo:rsid="001f9062" officeooo:paragraph-rsid="001e090c"/>
    </style:style>
    <style:style style:name="P7" style:family="paragraph">
      <loext:graphic-properties draw:fill-color="#333333"/>
      <style:paragraph-properties fo:text-align="center"/>
    </style:style>
    <style:style style:name="T1" style:family="text">
      <style:text-properties officeooo:rsid="001e09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9062"/>
    </style:style>
    <style:style style:name="T4" style:family="text">
      <style:text-properties style:text-underline-style="solid" style:text-underline-width="auto" style:text-underline-color="font-color" officeooo:rsid="001e090c"/>
    </style:style>
    <style:style style:name="T5" style:family="text">
      <style:text-properties style:text-underline-style="none" officeooo:rsid="001f9062"/>
    </style:style>
    <style:style style:name="T6" style:family="text">
      <style:text-properties officeooo:rsid="00209665"/>
    </style:style>
    <style:style style:name="T7" style:family="text">
      <style:text-properties officeooo:rsid="00218f6f"/>
    </style:style>
    <style:style style:name="T8" style:family="text">
      <style:text-properties officeooo:rsid="0023610b"/>
    </style:style>
    <style:style style:name="gr1" style:family="graphic">
      <style:graphic-properties svg:stroke-color="#1c1c1c" draw:marker-start="Arrow" draw:marker-start-width="0.0693in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b</text:span>egin</text:p>
      <text:p text:style-name="P1"><draw:line text:anchor-type="paragraph" draw:z-index="0" draw:name="Shape1" draw:style-name="gr1" draw:text-style-name="P7" svg:x1="1.122in" svg:y1="0.1161in" svg:x2="1.6177in" svg:y2="0.1071in"><text:p/></draw:line><text:tab/>count_a <text:tab/> <text:s text:c="4"/>0</text:p>
      <text:p text:style-name="P1"><draw:line text:anchor-type="paragraph" draw:z-index="1" draw:name="Shape1" draw:style-name="gr1" draw:text-style-name="P7" svg:x1="1.1134in" svg:y1="0.128in" svg:x2="1.6091in" svg:y2="0.1189in"><text:p/></draw:line><text:tab/>count_e <text:tab/> <text:s text:c="3"/>0</text:p>
      <text:p text:style-name="P1"><text:tab/><text:span text:style-name="T2">repeat</text:span></text:p>
      <text:p text:style-name="P3"><text:tab/><text:tab/></text:p>
      <text:p text:style-name="P5"><text:tab/><text:span text:style-name="T2">accept</text:span> character;</text:p>
      <text:p text:style-name="P2"><text:span text:style-name="T5"><text:tab/><text:tab/></text:span><text:span text:style-name="T3">if</text:span><text:span text:style-name="T5"> (character = “a”) </text:span><text:span text:style-name="T3">then</text:span></text:p>
      <text:p text:style-name="P6"><text:tab/><text:tab/><text:tab/>count_a = count_a + 1</text:p>
      <text:p text:style-name="P2"><text:span text:style-name="T5"><text:tab/><text:tab/></text:span><text:span text:style-name="T3">elseif</text:span><text:span text:style-name="T5"> (character = “e”)</text:span></text:p>
      <text:p text:style-name="P6"><text:tab/><text:tab/><text:tab/>count_e = count_e + 1</text:p>
      <text:p text:style-name="P2"><text:span text:style-name="T5"><text:tab/><text:tab/></text:span><text:span text:style-name="T3">else</text:span></text:p>
      <text:p text:style-name="P6"><text:tab/><text:tab/><text:tab/>//do nothing</text:p>
      <text:p text:style-name="P2"><text:span text:style-name="T5"><text:tab/><text:tab/></text:span><text:span text:style-name="T3">endif</text:span><text:span text:style-name="T5">;</text:span></text:p>
      <text:p text:style-name="P2"><text:tab/><text:tab/><text:tab/></text:p>
      <text:p text:style-name="P2"><text:tab/><text:span text:style-name="T4">until</text:span><text:span text:style-name="T1"> (character = “z”)</text:span> </text:p>
      <text:p text:style-name="P2"><text:tab/></text:p>
      <text:p text:style-name="P2"><text:tab/><text:span text:style-name="T6">display “The number of times ‘a’ was inputed = ”, <text:s/>count_a ;</text:span></text:p>
      <text:p text:style-name="P2"><text:tab/><text:span text:style-name="T7">display “The number of times ‘e’ was inputed = ”, count_e;</text:span></text:p>
      <text:p text:style-name="P1"><text:span text:style-name="T2">en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6:22:23.621095000</meta:creation-date>
    <dc:date>2017-07-21T04:45:24.375287000</dc:date>
    <meta:editing-duration>PT6M24S</meta:editing-duration>
    <meta:editing-cycles>3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19" meta:word-count="59" meta:character-count="346" meta:non-whitespace-character-count="260"/>
  </office:meta>
</office:document-meta>
</file>